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7E000002BD1A1A6EC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40pt" fo:text-shadow="1pt 1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lasificación elementos</text:span><text:span text:style-name="T1"><text:line-break/></text:span><text:span text:style-name="T1">de una clase</text:span><text:span text:style-name="T1"><text:line-break/></text:span><text:span text:style-name="T1"/></text:p>
            <text:p>Jorge I. Meza</text:p>
            <text:p><text:a xlink:href="mailto:jimezam@autonoma.edu.co" xlink:type="simple">jimezam@autonoma.edu.co</text:a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nidos</text:p>
          </draw:text-box>
        </draw:frame>
        <draw:frame presentation:style-name="pr4" draw:layer="layout" svg:width="12.297cm" svg:height="11.188cm" svg:x="1.4cm" svg:y="3.685cm" presentation:class="outline" presentation:placeholder="true">
          <draw:text-box/>
        </draw:frame>
        <draw:frame presentation:style-name="pr4" draw:layer="layout" svg:width="12.297cm" svg:height="11.188cm" svg:x="14.313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g" xlink:href="Pictures/100000010000027E000002BD1A1A6EC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auto-grow-width="true" fo:min-height="0.685cm" fo:min-width="2.0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loext:graphic-properties draw:fill="none"/>
      <style:text-properties fo:text-shadow="none" fo:font-weight="normal" style:font-weight-asian="normal" style:font-weight-complex="normal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text-shadow="none" fo:font-weight="normal" style:font-size-asian="15pt" style:font-weight-asian="normal" style:font-size-complex="15pt" style:font-weight-complex="normal"/>
    </style:style>
    <style:style style:name="MT3" style:family="text">
      <style:text-properties fo:font-size="13pt" style:font-size-asian="13pt" style:font-size-complex="13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11.188cm" svg:x="1.4cm" svg:y="3.685cm" presentation:class="outline" presentation:placeholder="true">
        <draw:text-box/>
      </draw:frame>
      <draw:frame draw:style-name="Mgr3" draw:text-style-name="MP6" draw:layer="backgroundobjects" svg:width="22.5cm" svg:height="0.962cm" svg:x="2.75cm" svg:y="14.873cm">
        <draw:text-box>
          <text:p text:style-name="MP5"><text:span text:style-name="MT2">Clasificación elementos de una clase – Jorge I. Meza &lt;</text:span><text:span text:style-name="MT2"><text:a xlink:href="mailto:jimezam@autonoma.edu.co" xlink:type="simple">jimezam@autonoma.edu.co</text:a></text:span><text:span text:style-name="MT2">&gt;</text:span></text:p>
        </draw:text-box>
      </draw:frame>
      <draw:frame draw:style-name="Mgr4" draw:text-style-name="MP8" draw:layer="backgroundobjects" svg:width="2.585cm" svg:height="0.935cm" svg:x="25.413cm" svg:y="14.9cm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rge Iván Meza</meta:initial-creator>
    <meta:creation-date>2024-07-22T11:13:49.955261833</meta:creation-date>
    <dc:date>2024-07-30T21:15:26.754416821</dc:date>
    <dc:creator>Jorge Iván Meza</dc:creator>
    <meta:editing-duration>PT11H3M8S</meta:editing-duration>
    <meta:editing-cycles>158</meta:editing-cycles>
    <meta:generator>LibreOffice/24.2.4.2$Linux_X86_64 LibreOffice_project/420$Build-2</meta:generator>
    <meta:document-statistic meta:object-count="28"/>
  </office:meta>
</office:document-meta>
</file>